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8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9.239cm"/>
    </style:style>
    <style:style style:name="co6" style:family="table-column">
      <style:table-column-properties fo:break-before="auto" style:column-width="11.349cm"/>
    </style:style>
    <style:style style:name="co7" style:family="table-column">
      <style:table-column-properties fo:break-before="auto" style:column-width="1.247cm"/>
    </style:style>
    <style:style style:name="co8" style:family="table-column">
      <style:table-column-properties fo:break-before="auto" style:column-width="15.817cm"/>
    </style:style>
    <style:style style:name="co9" style:family="table-column">
      <style:table-column-properties fo:break-before="auto" style:column-width="9.601cm"/>
    </style:style>
    <style:style style:name="co10" style:family="table-column">
      <style:table-column-properties fo:break-before="auto" style:column-width="9.1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808080" fo:border="none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ffff00" fo:border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00ff" fo:border="none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ff00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2">
          <table:table-cell office:value-type="string">
            <text:p>Autopilot hints</text:p>
          </table:table-cell>
          <table:table-cell office:value-type="string">
            <text:p>done (mission 1 &amp; 2)</text:p>
          </table:table-cell>
          <table:table-cell table:number-columns-repeated="8"/>
        </table:table-row>
        <table:table-row table:style-name="ro2">
          <table:table-cell office:value-type="string">
            <text:p>Glide hints</text:p>
          </table:table-cell>
          <table:table-cell table:number-columns-repeated="9"/>
        </table:table-row>
        <table:table-row table:style-name="ro2">
          <table:table-cell office:value-type="string">
            <text:p>Armor table + piercing effect</text:p>
          </table:table-cell>
          <table:table-cell office:value-type="string">
            <text:p>Done</text:p>
          </table:table-cell>
          <table:table-cell table:number-columns-repeated="8"/>
        </table:table-row>
        <table:table-row table:style-name="ro2">
          <table:table-cell office:value-type="string">
            <text:p>Script that toggles sync fire?</text:p>
          </table:table-cell>
          <table:table-cell table:number-columns-repeated="9"/>
        </table:table-row>
        <table:table-row table:style-name="ro2">
          <table:table-cell office:value-type="string">
            <text:p>Recharge shields &amp; guns between nav points</text:p>
          </table:table-cell>
          <table:table-cell table:number-columns-repeated="9"/>
        </table:table-row>
        <table:table-row table:style-name="ro2">
          <table:table-cell office:value-type="string">
            <text:p>Count the times where the player lands at high speed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2">
          <table:table-cell table:style-name="ce1" office:value-type="string">
            <text:p>Missions</text:p>
          </table:table-cell>
          <table:table-cell table:number-columns-repeated="9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stem</text:p>
          </table:table-cell>
          <table:table-cell table:style-name="ce2" office:value-type="string">
            <text:p>Fighter</text:p>
          </table:table-cell>
          <table:table-cell table:style-name="ce2" office:value-type="string">
            <text:p>Hints</text:p>
          </table:table-cell>
          <table:table-cell table:style-name="ce2" office:value-type="string">
            <text:p>Dialogue skips</text:p>
          </table:table-cell>
          <table:table-cell table:style-name="ce2" office:value-type="string">
            <text:p>Energy Recharge</text:p>
          </table:table-cell>
          <table:table-cell table:style-name="ce2" office:value-type="string">
            <text:p>Else</text:p>
          </table:table-cell>
          <table:table-cell table:style-name="ce2" office:value-type="string">
            <text:p>Checkpoint</text:p>
          </table:table-cell>
          <table:table-cell table:style-name="ce2" office:value-type="string">
            <text:p>If WCS ever up to date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table:style-name="ce3" office:value-type="string">
            <text:p>M01-BG-Hermes.fs2</text:p>
          </table:table-cell>
          <table:table-cell table:style-name="ce3" office:value-type="string">
            <text:p>Brimstone 1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Autopilot</text:p>
          </table:table-cell>
          <table:table-cell table:style-name="ce3" office:value-type="string">
            <text:p>Non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2-BG-Hermes.fs2</text:p>
          </table:table-cell>
          <table:table-cell office:value-type="string">
            <text:p>Brimstone 2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3" table:number-columns-repeated="3"/>
          <table:table-cell table:style-name="ce3" office:value-type="string">
            <text:p>+ Comm menu</text:p>
          </table:table-cell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3-BG-Hermes.fs2</text:p>
          </table:table-cell>
          <table:table-cell table:style-name="ce3" office:value-type="string">
            <text:p>Brimstone 3</text:p>
          </table:table-cell>
          <table:table-cell table:style-name="ce6" office:value-type="string">
            <text:p>Hellcat</text:p>
          </table:table-cell>
          <table:table-cell table:style-name="ce3" office:value-type="string">
            <text:p>Bombs &amp; bomber targeting</text:p>
          </table:table-cell>
          <table:table-cell table:style-name="ce3" office:value-type="string">
            <text:p>Done – mission start dialogue</text:p>
          </table:table-cell>
          <table:table-cell table:number-columns-repeated="2"/>
          <table:table-cell table:style-name="ce3"/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table:style-name="ce3" office:value-type="string">
            <text:p>M04-BG-Hermes.fs2</text:p>
          </table:table-cell>
          <table:table-cell table:style-name="ce3" office:value-type="string">
            <text:p>Brimstone 4 -&gt;Vega</text:p>
          </table:table-cell>
          <table:table-cell table:style-name="ce8" office:value-type="string">
            <text:p>Longbow</text:p>
          </table:table-cell>
          <table:table-cell table:number-columns-repeated="2" table:style-name="ce3" office:value-type="string">
            <text:p>None</text:p>
          </table:table-cell>
          <table:table-cell office:value-type="string">
            <text:p>None</text:p>
          </table:table-cell>
          <table:table-cell/>
          <table:table-cell table:style-name="ce3"/>
          <table:table-cell table:number-columns-repeated="2"/>
        </table:table-row>
        <table:table-row table:style-name="ro2">
          <table:table-cell table:style-name="ce5" table:number-columns-repeated="10"/>
        </table:table-row>
        <table:table-row table:style-name="ro2">
          <table:table-cell office:value-type="string">
            <text:p>M05-BG-Hermes.fs2</text:p>
          </table:table-cell>
          <table:table-cell office:value-type="string">
            <text:p>Vega 1</text:p>
          </table:table-cell>
          <table:table-cell table:style-name="ce7" office:value-type="string">
            <text:p>Hellcat</text:p>
          </table:table-cell>
          <table:table-cell office:value-type="string">
            <text:p>F12 to target incoming fighters @ corvette nav</text:p>
          </table:table-cell>
          <table:table-cell office:value-type="string">
            <text:p>Done – Fort Crockett dialogue skippable</text:p>
          </table:table-cell>
          <table:table-cell office:value-type="string">
            <text:p>Done</text:p>
          </table:table-cell>
          <table:table-cell office:value-type="string">
            <text:p>Charlie engages fighters if they get too close @ corvette nav</text:p>
          </table:table-cell>
          <table:table-cell/>
          <table:table-cell office:value-type="string">
            <text:p>Afterburn to corvettes?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dded Fireclaw to escort list</text:p>
          </table:table-cell>
          <table:table-cell table:number-columns-repeated="4"/>
          <table:table-cell office:value-type="string">
            <text:p>Scripted bombing run?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6-BG-Hermes.fs2</text:p>
          </table:table-cell>
          <table:table-cell office:value-type="string">
            <text:p>Vega 2</text:p>
          </table:table-cell>
          <table:table-cell table:style-name="ce7" office:value-type="string">
            <text:p>Hellcat</text:p>
          </table:table-cell>
          <table:table-cell table:number-columns-repeated="3" office:value-type="string">
            <text:p>None</text:p>
          </table:table-cell>
          <table:table-cell table:number-columns-repeated="4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7-BG-Hermes.fs2</text:p>
          </table:table-cell>
          <table:table-cell office:value-type="string">
            <text:p>Vega 3</text:p>
          </table:table-cell>
          <table:table-cell table:style-name="ce7" office:value-type="string">
            <text:p>Hellca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8-BG-Hermes.fs2</text:p>
          </table:table-cell>
          <table:table-cell office:value-type="string">
            <text:p>Vega 4</text:p>
          </table:table-cell>
          <table:table-cell table:style-name="ce7" office:value-type="string">
            <text:p>Hellcat</text:p>
          </table:table-cell>
          <table:table-cell office:value-type="string">
            <text:p>None</text:p>
          </table:table-cell>
          <table:table-cell office:value-type="string">
            <text:p>When meeting the valks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blasting the missile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09-BG-Hermes.fs2</text:p>
          </table:table-cell>
          <table:table-cell office:value-type="string">
            <text:p>Vega 5</text:p>
          </table:table-cell>
          <table:table-cell table:style-name="ce7" office:value-type="string">
            <text:p>Hellcat</text:p>
          </table:table-cell>
          <table:table-cell office:value-type="string">
            <text:p>Autopilot</text:p>
          </table:table-cell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missile strik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0-BG-Hermes.fs2</text:p>
          </table:table-cell>
          <table:table-cell office:value-type="string">
            <text:p>Proxima 1</text:p>
          </table:table-cell>
          <table:table-cell table:style-name="ce9" office:value-type="string">
            <text:p>Arrow</text:p>
          </table:table-cell>
          <table:table-cell office:value-type="string">
            <text:p>Glide toggle</text:p>
          </table:table-cell>
          <table:table-cell office:value-type="string">
            <text:p>None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Afterburn before gliding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>
            <text:p>Glide to save fuel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1-BG-Hermes.fs2</text:p>
          </table:table-cell>
          <table:table-cell office:value-type="string">
            <text:p>Proxima 2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At convoy jump point before and after arrival</text:p>
          </table:table-cell>
          <table:table-cell office:value-type="string">
            <text:p>Don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After the ghost kitties disappe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2-BG-Hermes.fs2</text:p>
          </table:table-cell>
          <table:table-cell office:value-type="string">
            <text:p>Proxima 3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3-BG-Hermes.fs2</text:p>
          </table:table-cell>
          <table:table-cell office:value-type="string">
            <text:p>Proxima 4</text:p>
          </table:table-cell>
          <table:table-cell table:style-name="ce9" office:value-type="string">
            <text:p>Arrow</text:p>
          </table:table-cell>
          <table:table-cell office:value-type="string">
            <text:p>Display/hide transfer status</text:p>
          </table:table-cell>
          <table:table-cell office:value-type="string">
            <text:p>When meeting the Langley</text:p>
          </table:table-cell>
          <table:table-cell/>
          <table:table-cell office:value-type="string">
            <text:p>TODO: make Alpha engages incoming fighters sooner during transfer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/>
          <table:table-cell office:value-type="string">
            <text:p>Before transf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4-BG-Hermes.fs2</text:p>
          </table:table-cell>
          <table:table-cell office:value-type="string">
            <text:p>Loki 1</text:p>
          </table:table-cell>
          <table:table-cell table:style-name="ce9" office:value-type="string">
            <text:p>Arrow</text:p>
          </table:table-cell>
          <table:table-cell office:value-type="string">
            <text:p>None</text:p>
          </table:table-cell>
          <table:table-cell office:value-type="string">
            <text:p>Before entering the asteroid field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5-BG-Hermes.fs2</text:p>
          </table:table-cell>
          <table:table-cell office:value-type="string">
            <text:p>Loki 2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6-BG-Hermes.fs2</text:p>
          </table:table-cell>
          <table:table-cell office:value-type="string">
            <text:p>Loki 3</text:p>
          </table:table-cell>
          <table:table-cell table:style-name="ce9" office:value-type="string">
            <text:p>Arrow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7-BG-Hermes.fs2</text:p>
          </table:table-cell>
          <table:table-cell office:value-type="string">
            <text:p>Nifelheim 1</text:p>
          </table:table-cell>
          <table:table-cell table:style-name="ce9" office:value-type="string">
            <text:p>Arrow</text:p>
          </table:table-cell>
          <table:table-cell office:value-type="string">
            <text:p>Alt-X to display tips to destroy the carrier</text:p>
          </table:table-cell>
          <table:table-cell office:value-type="string">
            <text:p>No easy way, but before meeting the asteroid fighters would be good </text:p>
          </table:table-cell>
          <table:table-cell/>
          <table:table-cell office:value-type="string">
            <text:p>Left in the possibility to go straight to the carrier and wreck havoc before Whiskey gets destroyed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0"/>
          <table:table-cell office:value-type="string">
            <text:p><text:s/>(shoot weapons subsystem or turrets)</text:p>
          </table:table-cell>
          <table:table-cell table:number-columns-repeated="6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8-BG-Hermes.fs2</text:p>
          </table:table-cell>
          <table:table-cell office:value-type="string">
            <text:p>Nifelheim 2</text:p>
          </table:table-cell>
          <table:table-cell table:style-name="ce9" office:value-type="string">
            <text:p>Arrow</text:p>
          </table:table-cell>
          <table:table-cell office:value-type="string">
            <text:p>Glide to the Kinney (new directive: meet with Kinney BG)</text:p>
          </table:table-cell>
          <table:table-cell office:value-type="string">
            <text:p>Cutting straight to the action is going to prove tricky</text:p>
          </table:table-cell>
          <table:table-cell/>
          <table:table-cell office:value-type="string">
            <text:p>Comm jamming messages</text:p>
          </table:table-cell>
          <table:table-cell office:value-type="string">
            <text:p>Now THIS would be a good mission to have checkpoints i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decloaking notification + range to battleaxe</text:p>
          </table:table-cell>
          <table:table-cell office:value-type="string">
            <text:p>TODO:before each autopilot sequence</text:p>
          </table:table-cell>
          <table:table-cell/>
          <table:table-cell office:value-type="string">
            <text:p>ETA to kinney</text:p>
          </table:table-cell>
          <table:table-cell office:value-type="string">
            <text:p>TODO:at first post kinney wave</text:p>
          </table:table-cell>
          <table:table-cell office:value-type="string">
            <text:p>if speed = 0 then don't divide by 0 else display ETA</text:p>
          </table:table-cell>
          <table:table-cell/>
        </table:table-row>
        <table:table-row table:style-name="ro2">
          <table:table-cell table:number-columns-repeated="2"/>
          <table:table-cell table:style-name="ce10"/>
          <table:table-cell office:value-type="string">
            <text:p>Skipper count notification</text:p>
          </table:table-cell>
          <table:table-cell table:number-columns-repeated="2"/>
          <table:table-cell office:value-type="string">
            <text:p>Fighters engage skipper if it's close and uncloaked (once per skipper)</text:p>
          </table:table-cell>
          <table:table-cell/>
          <table:table-cell office:value-type="string">
            <text:p>put skipper count in custom HUD gauge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19-BG-Hermes.fs2</text:p>
          </table:table-cell>
          <table:table-cell office:value-type="string">
            <text:p>Caliban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each autopilot sequenc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0-BG-Hermes.fs2</text:p>
          </table:table-cell>
          <table:table-cell office:value-type="string">
            <text:p>Caliban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efore linking with jim bowi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hen meet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canning cruis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torpedoing cruise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1-BG-Hermes.fs2</text:p>
          </table:table-cell>
          <table:table-cell office:value-type="string">
            <text:p>Caliban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3"/>
          <table:table-cell office:value-type="string">
            <text:p>Lightshafts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At missing jump point</text:p>
          </table:table-cell>
          <table:table-cell table:number-columns-repeated="3"/>
          <table:table-cell office:value-type="string">
            <text:p>Cloaking effect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When Jim Bowie appears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2-BG-Hermes.fs2</text:p>
          </table:table-cell>
          <table:table-cell office:value-type="string">
            <text:p>Torgo 1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each nav point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3-BG-Hermes.fs2</text:p>
          </table:table-cell>
          <table:table-cell office:value-type="string">
            <text:p>Torgo 2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Comm jamming messag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Arrow debris</text:p>
          </table:table-cell>
          <table:table-cell/>
          <table:table-cell office:value-type="string">
            <text:p>Collision avoidance for stealth fighters (needs more testing) + merge with Nephele 1 techniqu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"I see dead Hellcats"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4 down – Seymou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3 down – Cydonia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Hotel 1 &amp; 2 down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sulting Stalke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vatarr engines blown up &amp; McFaul arriva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4-BG-Hermes.fs2</text:p>
          </table:table-cell>
          <table:table-cell office:value-type="string">
            <text:p>Torgo 3</text:p>
          </table:table-cell>
          <table:table-cell table:style-name="ce11" office:value-type="string">
            <text:p>Thunderbolt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1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Nav 2 clea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stroyers down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5-BG-Hermes.fs2</text:p>
          </table:table-cell>
          <table:table-cell office:value-type="string">
            <text:p>Nephele 1</text:p>
          </table:table-cell>
          <table:table-cell table:style-name="ce11" office:value-type="string">
            <text:p>Thunderbolt</text:p>
          </table:table-cell>
          <table:table-cell office:value-type="string">
            <text:p>Give orders to Avatarr</text:p>
          </table:table-cell>
          <table:table-cell office:value-type="string">
            <text:p>At nav 1</text:p>
          </table:table-cell>
          <table:table-cell/>
          <table:table-cell office:value-type="string">
            <text:p>Collision avoidance for stealth fighters (needs more testing)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ODO: before nav 2 &amp; 3 (1 message)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clearing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6-BG-Hermes.fs2</text:p>
          </table:table-cell>
          <table:table-cell office:value-type="string">
            <text:p>Nephele 2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7-BG-Hermes.fs2</text:p>
          </table:table-cell>
          <table:table-cell office:value-type="string">
            <text:p>Nephele 3</text:p>
          </table:table-cell>
          <table:table-cell table:style-name="ce11" office:value-type="string">
            <text:p>Thunderbolt</text:p>
          </table:table-cell>
          <table:table-cell office:value-type="string">
            <text:p>ETA to Delta wing arrival</text:p>
          </table:table-cell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8-BG-Hermes.fs2</text:p>
          </table:table-cell>
          <table:table-cell office:value-type="string">
            <text:p>Nephele-&gt;Loki 4</text:p>
          </table:table-cell>
          <table:table-cell table:style-name="ce11" office:value-type="string">
            <text:p>Thunderbolt</text:p>
          </table:table-cell>
          <table:table-cell table:number-columns-repeated="2" office:value-type="string">
            <text:p>None</text:p>
          </table:table-cell>
          <table:table-cell table:number-columns-repeated="2"/>
          <table:table-cell office:value-type="string">
            <text:p>Could be useful</text:p>
          </table:table-cell>
          <table:table-cell table:number-columns-repeated="2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29-BG-Hermes.fs2</text:p>
          </table:table-cell>
          <table:table-cell office:value-type="string">
            <text:p>Nephele 4</text:p>
          </table:table-cell>
          <table:table-cell table:style-name="ce12" office:value-type="string">
            <text:p>Sabre</text:p>
          </table:table-cell>
          <table:table-cell office:value-type="string">
            <text:p>None</text:p>
          </table:table-cell>
          <table:table-cell office:value-type="string">
            <text:p>Before each nav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0-BG-Hermes.fs2</text:p>
          </table:table-cell>
          <table:table-cell office:value-type="string">
            <text:p>Loki 5</text:p>
          </table:table-cell>
          <table:table-cell table:style-name="ce8" office:value-type="string">
            <text:p>Longbow</text:p>
          </table:table-cell>
          <table:table-cell office:value-type="string">
            <text:p>Dual shoot the cruiser</text:p>
          </table:table-cell>
          <table:table-cell office:value-type="string">
            <text:p>At mission start</text:p>
          </table:table-cell>
          <table:table-cell/>
          <table:table-cell office:value-type="string">
            <text:p>Power down sequenc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autopilot link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1-BG-Hermes.fs2</text:p>
          </table:table-cell>
          <table:table-cell office:value-type="string">
            <text:p>Alcor 1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2-BG-Hermes.fs2</text:p>
          </table:table-cell>
          <table:table-cell office:value-type="string">
            <text:p>Alcor-&gt;Cairo 1-&gt;Alcor</text:p>
          </table:table-cell>
          <table:table-cell table:style-name="ce8" office:value-type="string">
            <text:p>Longbow</text:p>
          </table:table-cell>
          <table:table-cell office:value-type="string">
            <text:p>Give orders to Honeybear</text:p>
          </table:table-cell>
          <table:table-cell office:value-type="string">
            <text:p>In Cairo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Added Bloodmist to escort list</text:p>
          </table:table-cell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4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5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fter stealth ambush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3-BG-Hermes.fs2</text:p>
          </table:table-cell>
          <table:table-cell office:value-type="string">
            <text:p>Cairo 2</text:p>
          </table:table-cell>
          <table:table-cell table:style-name="ce8" office:value-type="string">
            <text:p>Longbow</text:p>
          </table:table-cell>
          <table:table-cell office:value-type="string">
            <text:p>At starbase: give targets to your wing</text:p>
          </table:table-cell>
          <table:table-cell office:value-type="string">
            <text:p>After encountering kitty patrol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4-BG-Hermes.fs2</text:p>
          </table:table-cell>
          <table:table-cell office:value-type="string">
            <text:p>Cairo 3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nav 3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5-BG-Hermes.fs2</text:p>
          </table:table-cell>
          <table:table-cell office:value-type="string">
            <text:p>Cairo 4</text:p>
          </table:table-cell>
          <table:table-cell table:style-name="ce8" office:value-type="string">
            <text:p>Longbow</text:p>
          </table:table-cell>
          <table:table-cell office:value-type="string">
            <text:p>F12 to target Zartoths</text:p>
          </table:table-cell>
          <table:table-cell office:value-type="string">
            <text:p>At nav 1</text:p>
          </table:table-cell>
          <table:table-cell/>
          <table:table-cell office:value-type="string">
            <text:p>CSM interface: informs the player of the CSM strike's current target</text:p>
          </table:table-cell>
          <table:table-cell/>
          <table:table-cell office:value-type="string">
            <text:p>Manually launch the CSMs at the designated target</text:p>
          </table:table-cell>
          <table:table-cell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6-BG-Hermes.fs2</text:p>
          </table:table-cell>
          <table:table-cell office:value-type="string">
            <text:p>Cairo-&gt;Alcor 2-&gt;Cairo</text:p>
          </table:table-cell>
          <table:table-cell table:style-name="ce8" office:value-type="string">
            <text:p>Longbow</text:p>
          </table:table-cell>
          <table:table-cell office:value-type="string">
            <text:p>None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In Alcor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2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At nav 3 (Vega Jump point)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7-BG-Hermes.fs2</text:p>
          </table:table-cell>
          <table:table-cell office:value-type="string">
            <text:p>Hyperion 1</text:p>
          </table:table-cell>
          <table:table-cell table:style-name="ce13" office:value-type="string">
            <text:p>Excalibur</text:p>
          </table:table-cell>
          <table:table-cell office:value-type="string">
            <text:p>Alt-G to toggle glide</text:p>
          </table:table-cell>
          <table:table-cell office:value-type="string">
            <text:p>At mission start</text:p>
          </table:table-cell>
          <table:table-cell/>
          <table:table-cell office:value-type="string">
            <text:p>Threat board at the jump point</text:p>
          </table:table-cell>
          <table:table-cell office:value-type="string">
            <text:p>After jumping in</text:p>
          </table:table-cell>
          <table:table-cell office:value-type="string">
            <text:p>Use shiny if-then-else to clear up tac board SEXP mes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F12 to select sentries, F11 for dralthi &amp; F10 for darkets</text:p>
          </table:table-cell>
          <table:table-cell table:number-columns-repeated="2"/>
          <table:table-cell office:value-type="string">
            <text:p>Tactical board: focus CSM fir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proper CSM target selection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8-BG-Hermes.fs2</text:p>
          </table:table-cell>
          <table:table-cell office:value-type="string">
            <text:p>Hyperion 2</text:p>
          </table:table-cell>
          <table:table-cell table:style-name="ce13" office:value-type="string">
            <text:p>Excalibur</text:p>
          </table:table-cell>
          <table:table-cell office:value-type="string">
            <text:p>F12 to select bombers at Hermes</text:p>
          </table:table-cell>
          <table:table-cell office:value-type="string">
            <text:p>At mission start</text:p>
          </table:table-cell>
          <table:table-cell/>
          <table:table-cell office:value-type="string">
            <text:p>TODO: stealth collision avoidan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hreat Board at Herme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39-BG-Hermes.fs2</text:p>
          </table:table-cell>
          <table:table-cell office:value-type="string">
            <text:p>Hyperion 3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glide to nav 5", but come on ...)</text:p>
          </table:table-cell>
          <table:table-cell office:value-type="string">
            <text:p>At mission start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Detecting strike force at long rang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Before heading to the Wratghar</text:p>
          </table:table-cell>
          <table:table-cell table:number-columns-repeated="5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0-BG-Hermes.fs2</text:p>
          </table:table-cell>
          <table:table-cell office:value-type="string">
            <text:p>Hyperion 4 – Armageddon</text:p>
          </table:table-cell>
          <table:table-cell table:style-name="ce13" office:value-type="string">
            <text:p>Excalibur</text:p>
          </table:table-cell>
          <table:table-cell office:value-type="string">
            <text:p>None (Could add "press B to target bombers" :P)</text:p>
          </table:table-cell>
          <table:table-cell office:value-type="string">
            <text:p>At mission start</text:p>
          </table:table-cell>
          <table:table-cell/>
          <table:table-cell office:value-type="string">
            <text:p>Tactical board: bomber count + target priorities – TODO: battlegroup focus fir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House's speech + autopilot link</text:p>
          </table:table-cell>
          <table:table-cell/>
          <table:table-cell office:value-type="string">
            <text:p>Switched Armageddon + destroyer AIs to General; cruisers to Colonel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Switched player loadout to full Dumbfire ('cause I'm lazy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Added more attack orders to AI wing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CSM focus firing + TODO: make ships turn toward the base to fire their CSMs (use a waypoint)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more work on the tac interface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>
            <text:p>TODO: tac board 4 – inbound CSMs</text:p>
          </table:table-cell>
          <table:table-cell table:number-columns-repeated="3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1-BG-Hermes.fs2</text:p>
          </table:table-cell>
          <table:table-cell office:value-type="string">
            <text:p>Hyperion 5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2-BG-Hermes.fs2</text:p>
          </table:table-cell>
          <table:table-cell/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3-BG-Hermes.fs2</text:p>
          </table:table-cell>
          <table:table-cell office:value-type="string">
            <text:p>Freya 1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4-BG-Hermes.fs2</text:p>
          </table:table-cell>
          <table:table-cell office:value-type="string">
            <text:p>Freya 2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5-BG-Hermes.fs2</text:p>
          </table:table-cell>
          <table:table-cell office:value-type="string">
            <text:p>Freya 3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6-BG-Hermes.fs2</text:p>
          </table:table-cell>
          <table:table-cell office:value-type="string">
            <text:p>Freya 4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7-BG-Hermes.fs2</text:p>
          </table:table-cell>
          <table:table-cell office:value-type="string">
            <text:p>Freya 5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8-BG-Hermes.fs2</text:p>
          </table:table-cell>
          <table:table-cell office:value-type="string">
            <text:p>Freya 6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49-BG-Hermes.fs2</text:p>
          </table:table-cell>
          <table:table-cell office:value-type="string">
            <text:p>Freya 7</text:p>
          </table:table-cell>
          <table:table-cell table:style-name="ce13" office:value-type="string">
            <text:p>Excalibur</text:p>
          </table:table-cell>
          <table:table-cell table:number-columns-repeated="7"/>
        </table:table-row>
        <table:table-row table:style-name="ro2">
          <table:table-cell table:style-name="ce4" table:number-columns-repeated="5"/>
          <table:table-cell table:style-name="ce5" table:number-columns-repeated="2"/>
          <table:table-cell table:style-name="ce4"/>
          <table:table-cell table:style-name="ce5" table:number-columns-repeated="2"/>
        </table:table-row>
        <table:table-row table:style-name="ro2">
          <table:table-cell office:value-type="string">
            <text:p>M50-BG-Hermes.fs2</text:p>
          </table:table-cell>
          <table:table-cell office:value-type="string">
            <text:p>Freya 8</text:p>
          </table:table-cell>
          <table:table-cell table:style-name="ce13" office:value-type="string">
            <text:p>Excalibur</text:p>
          </table:table-cell>
          <table:table-cell table:number-columns-repeated="3"/>
          <table:table-cell office:value-type="string">
            <text:p>TODO: inbound GSM strike (ground to space missile)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18/03/2013</text:date>, <text:time>21:5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0H23M47S</meta:editing-duration>
    <meta:editing-cycles>261</meta:editing-cycles>
    <meta:generator>LibreOffice/3.4$Win32 LibreOffice_project/340m1$Build-302</meta:generator>
    <dc:date>2013-03-18T21:54:32.78</dc:date>
    <meta:document-statistic meta:table-count="3" meta:cell-count="341" meta:object-count="0"/>
    <meta:user-defined meta:name="Info 1"/>
    <meta:user-defined meta:name="Info 2"/>
    <meta:user-defined meta:name="Info 3"/>
    <meta:user-defined meta:name="Info 4"/>
  </office:meta>
</office:document-meta>
</file>